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Preformatted_20_Text" style:list-style-name="L2">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paragraph-rsid="000d6b0c"/>
    </style:style>
    <style:style style:name="P12" style:family="paragraph" style:parent-style-name="Preformatted_20_Text">
      <style:paragraph-properties fo:margin-top="0cm" fo:margin-bottom="0.499cm" loext:contextual-spacing="false"/>
      <style:text-properties officeooo:paragraph-rsid="000ecd93"/>
    </style:style>
    <style:style style:name="T1" style:family="text">
      <style:text-properties officeooo:rsid="000ecd9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s://github.com/docker/compose" text:style-name="Internet_20_link" text:visited-style-name="Visited_20_Internet_20_Link"/></text:p>
      <text:h text:style-name="Heading_20_1" text:outline-level="1">How To Install and Use Docker Compose on Ubuntu 18.04</text:h>
      <text:p text:style-name="Text_20_body"/>
      <text:p text:style-name="Text_20_body"><text:a xlink:type="simple" xlink:href="https://github.com/docker/compose" text:style-name="Internet_20_link" text:visited-style-name="Visited_20_Internet_20_Link"/></text:p>
      <text:p text:style-name="Text_20_body"><text:a xlink:type="simple" xlink:href="https://github.com/docker/compose" text:style-name="Internet_20_link" text:visited-style-name="Visited_20_Internet_20_Link"/></text:p>
      <text:p text:style-name="Text_20_body"><text:a xlink:type="simple" xlink:href="https://github.com/docker/compose" text:style-name="Internet_20_link" text:visited-style-name="Visited_20_Internet_20_Link">Docker Compose</text:a> is a tool that allows you to define and manage multi-container Docker applications. It uses a YAML file to configure the application’s services, networks and volumes.</text:p>
      <text:p text:style-name="Text_20_body">Compose can be used for different purposes. Single host application deployments, automated testing and local development are the most popular use cases for Docker Compose.</text:p>
      <text:p text:style-name="Text_20_body">In this tutorial we’ll show you how to install the latest version of Docker Compose on Ubuntu 18.04 and explore the basic Docker Compose concepts and commands.</text:p>
      <text:p text:style-name="Text_20_body">The same instructions apply for Ubuntu 16.04 and any other Debian based distribution, including Debian, Linux Mint and Elementary OS.</text:p>
      <text:h text:style-name="Heading_20_2" text:outline-level="2"><text:bookmark text:name="prerequisites"/><text:a xlink:type="simple" xlink:href="https://linuxize.com/post/how-to-install-and-use-docker-compose-on-ubuntu-18-04/#prerequisites" text:style-name="Internet_20_link" text:visited-style-name="Visited_20_Internet_20_Link">Prerequisites</text:a></text:h>
      <text:p text:style-name="Text_20_body">Make sure that you have met the following prerequisites before continuing with this tutorial:</text:p>
      <text:list xml:id="list167315258" text:style-name="L1">
        <text:list-item>
          <text:p text:style-name="P6">Logged in as a <text:a xlink:type="simple" xlink:href="https://linuxize.com/post/how-to-create-a-sudo-user-on-ubuntu/" text:style-name="Internet_20_link" text:visited-style-name="Visited_20_Internet_20_Link">user with sudo privileges</text:a>.</text:p>
        </text:list-item>
        <text:list-item>
          <text:p text:style-name="P2">Have Docker installed following the instructions from <text:a xlink:type="simple" xlink:href="https://linuxize.com/post/how-to-install-and-use-docker-on-ubuntu-18-04/" text:style-name="Internet_20_link" text:visited-style-name="Visited_20_Internet_20_Link">How To Install and Use Docker on Ubuntu 18.04</text:a>.</text:p>
        </text:list-item>
      </text:list>
      <text:h text:style-name="Heading_20_2" text:outline-level="2"><text:bookmark text:name="install-docker-compose-on-ubuntu"/><text:a xlink:type="simple" xlink:href="https://linuxize.com/post/how-to-install-and-use-docker-compose-on-ubuntu-18-04/#install-docker-compose-on-ubuntu" text:style-name="Internet_20_link" text:visited-style-name="Visited_20_Internet_20_Link">Install Docker Compose on Ubuntu</text:a></text:h>
      <text:p text:style-name="Text_20_body">The Docker Compose installation package is available in the official Ubuntu 18.04 repositories but it may not always be the latest version. The recommended approach is to install Docker Compose from the Docker’s GitHub repository.</text:p>
      <text:p text:style-name="Text_20_body">At the time of writing this article, the latest stable version of Docker Compose is version <text:span text:style-name="Source_20_Text">1.22.0</text:span>. Before downloading the Compose binary visit the <text:a xlink:type="simple" xlink:href="https://github.com/docker/compose/releases" text:style-name="Internet_20_link" text:visited-style-name="Visited_20_Internet_20_Link">Compose repository release page on GitHub</text:a> and check if there is a new version available for download.</text:p>
      <text:p text:style-name="Text_20_body">To install Docker Compose on Ubuntu 18.04, follow these steps:</text:p>
      <text:list xml:id="list1795963367" text:style-name="L2">
        <text:list-item>
          <text:p text:style-name="P3">Download the Docker Compose binary into the <text:span text:style-name="Source_20_Text">/usr/local/bin</text:span> directory with the following <text:a xlink:type="simple" xlink:href="https://linuxize.com/post/curl-command-examples/" text:style-name="Internet_20_link" text:visited-style-name="Visited_20_Internet_20_Link">curl</text:a> command:</text:p>
          <text:p text:style-name="P10"><text:span text:style-name="Source_20_Text">sudo curl -L "https://github.com/docker/compose/releases/download/1.22.0/docker-compose-$(uname -s)-$(uname -m)" -o /usr/local/bin/docker-compose</text:span></text:p>
          <text:p text:style-name="P7"><text:soft-page-break/>Copy</text:p>
        </text:list-item>
        <text:list-item>
          <text:p text:style-name="P3">Once the download is complete, give executable permissions to the Compose binary:</text:p>
          <text:p text:style-name="P10"><text:span text:style-name="Source_20_Text">sudo chmod +x /usr/local/bin/docker-compose</text:span></text:p>
          <text:p text:style-name="P7">Copy</text:p>
        </text:list-item>
        <text:list-item>
          <text:p text:style-name="P3">Verify the installation by typing:</text:p>
          <text:p text:style-name="P10"><text:span text:style-name="Source_20_Text">docker-compose --version</text:span></text:p>
          <text:p text:style-name="P3">Copy</text:p>
          <text:p text:style-name="P3">The output will look something like this:</text:p>
          <text:p text:style-name="P10"><text:span text:style-name="Source_20_Text">docker-compose version 1.22.0, build f46880fe</text:span></text:p>
          <text:p text:style-name="P3">Copy</text:p>
        </text:list-item>
      </text:list>
      <text:h text:style-name="Heading_20_2" text:outline-level="2"><text:bookmark text:name="getting-started-with-docker-compose"/><text:bookmark text:name="aswift_2_anchor"/><text:bookmark text:name="aswift_2_expand"/><text:a xlink:type="simple" xlink:href="https://linuxize.com/post/how-to-install-and-use-docker-compose-on-ubuntu-18-04/#getting-started-with-docker-compose" text:style-name="Internet_20_link" text:visited-style-name="Visited_20_Internet_20_Link">Getting started with Docker Compose</text:a></text:h>
      <text:p text:style-name="Text_20_body">In this section we will show how to use Docker Compose to run a WordPress stack on your Ubuntu 18.04 machine.</text:p>
      <text:p text:style-name="Text_20_body">Start by creating a directory for the project and changing into it:</text:p>
      <text:p text:style-name="P11"><text:span text:style-name="Source_20_Text">mkdir my_app</text:span></text:p>
      <text:p text:style-name="P11"><text:span text:style-name="Source_20_Text">cd my_app</text:span></text:p>
      <text:p text:style-name="P12"><text:span text:style-name="Source_20_Text"/></text:p>
      <text:p text:style-name="P12"><text:span text:style-name="Source_20_Text"><text:span text:style-name="T1">learning nano</text:span></text:span></text:p>
      <text:p text:style-name="P12"><text:span text:style-name="Source_20_Text"><text:span text:style-name="T1">.</text:span></text:span><text:a xlink:type="simple" xlink:href="../The%20Beginner’s%20Guide%20to%20Nano,%20the%20Linux%20Command-Line%20Text%20Editor.odt" text:style-name="Internet_20_link" text:visited-style-name="Visited_20_Internet_20_Link"><text:span text:style-name="Source_20_Text"><text:span text:style-name="T1">/The Beginner’s Guide to Nano, the Linux Command-Line Text Editor.odt</text:span></text:span></text:a></text:p>
      <text:p text:style-name="P12"><text:span text:style-name="Source_20_Text"/></text:p>
      <text:p text:style-name="P11"><text:span text:style-name="Source_20_Text"/></text:p>
      <text:p text:style-name="Text_20_body">Copy</text:p>
      <text:p text:style-name="Text_20_body">Open your <text:a xlink:type="simple" xlink:href="https://linuxize.com/post/how-to-install-sublime-text-3-on-ubuntu-18-04/" text:style-name="Internet_20_link" text:visited-style-name="Visited_20_Internet_20_Link">text editor</text:a> and create a file named <text:span text:style-name="Source_20_Text">docker-compose.yml</text:span> inside the project directory:</text:p>
      <text:p text:style-name="P1"><text:span text:style-name="Source_20_Text">nano docker-compose.yml</text:span></text:p>
      <text:p text:style-name="Text_20_body">Copy</text:p>
      <text:p text:style-name="Text_20_body">Paste the following content:</text:p>
      <text:p text:style-name="Text_20_body">docker-compose.yml</text:p>
      <text:p text:style-name="Preformatted_20_Text"><text:span text:style-name="Source_20_Text">version: '3.3'</text:span></text:p>
      <text:p text:style-name="Preformatted_20_Text"/>
      <text:p text:style-name="Preformatted_20_Text"><text:span text:style-name="Source_20_Text">services:</text:span></text:p>
      <text:p text:style-name="Preformatted_20_Text"><text:soft-page-break/><text:span text:style-name="Source_20_Text"><text:s text:c="2"/>db:</text:span></text:p>
      <text:p text:style-name="Preformatted_20_Text"><text:span text:style-name="Source_20_Text"><text:s text:c="4"/>image: mysql:5.7</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db_data:/var/lib/mysql</text:span></text:p>
      <text:p text:style-name="Preformatted_20_Text"><text:span text:style-name="Source_20_Text"><text:s text:c="4"/>environment:</text:span></text:p>
      <text:p text:style-name="Preformatted_20_Text"><text:span text:style-name="Source_20_Text"><text:s text:c="6"/>MYSQL_ROOT_PASSWORD: password</text:span></text:p>
      <text:p text:style-name="Preformatted_20_Text"><text:span text:style-name="Source_20_Text"><text:s text:c="6"/>MYSQL_DATABASE: wordpress</text:span></text:p>
      <text:p text:style-name="Preformatted_20_Text"/>
      <text:p text:style-name="Preformatted_20_Text"><text:span text:style-name="Source_20_Text"><text:s text:c="2"/>wordpress:</text:span></text:p>
      <text:p text:style-name="Preformatted_20_Text"><text:span text:style-name="Source_20_Text"><text:s text:c="4"/>image: wordpress</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wp_data:/var/www/html</text:span></text:p>
      <text:p text:style-name="Preformatted_20_Text"><text:span text:style-name="Source_20_Text"><text:s text:c="4"/>ports:</text:span></text:p>
      <text:p text:style-name="Preformatted_20_Text"><text:span text:style-name="Source_20_Text"><text:s text:c="6"/>- "8080:80"</text:span></text:p>
      <text:p text:style-name="Preformatted_20_Text"><text:span text:style-name="Source_20_Text"><text:s text:c="4"/>environment:</text:span></text:p>
      <text:p text:style-name="Preformatted_20_Text"><text:span text:style-name="Source_20_Text"><text:s text:c="6"/>WORDPRESS_DB_HOST: db:3306</text:span></text:p>
      <text:p text:style-name="Preformatted_20_Text"><text:span text:style-name="Source_20_Text"><text:s text:c="6"/>WORDPRESS_DB_NAME: wordpress</text:span></text:p>
      <text:p text:style-name="Preformatted_20_Text"><text:span text:style-name="Source_20_Text"><text:s text:c="6"/>WORDPRESS_DB_USER: root</text:span></text:p>
      <text:p text:style-name="Preformatted_20_Text"><text:span text:style-name="Source_20_Text"><text:s text:c="6"/>WORDPRESS_DB_PASSWORD: password</text:span></text:p>
      <text:p text:style-name="Preformatted_20_Text"><text:span text:style-name="Source_20_Text"><text:s text:c="4"/>depends_on:</text:span></text:p>
      <text:p text:style-name="Preformatted_20_Text"><text:span text:style-name="Source_20_Text"><text:s text:c="7"/>- db</text:span></text:p>
      <text:p text:style-name="Preformatted_20_Text"/>
      <text:p text:style-name="Preformatted_20_Text"><text:span text:style-name="Source_20_Text">volumes:</text:span></text:p>
      <text:p text:style-name="Preformatted_20_Text"><text:span text:style-name="Source_20_Text"><text:s text:c="4"/>db_data:</text:span></text:p>
      <text:p text:style-name="P1"><text:span text:style-name="Source_20_Text"><text:s text:c="4"/>wp_data:</text:span></text:p>
      <text:p text:style-name="Text_20_body"/>
      <text:p text:style-name="Text_20_body">Let’s analyze the code line by line.</text:p>
      <text:p text:style-name="Text_20_body">In the first line we are specifying the <text:a xlink:type="simple" xlink:href="https://docs.docker.com/compose/compose-file/compose-versioning/" text:style-name="Internet_20_link" text:visited-style-name="Visited_20_Internet_20_Link">Compose file version</text:a>. There are several different versions of the Compose file format with support for specific Docker releases.</text:p>
      <text:p text:style-name="Text_20_body">Next we are defining two services, <text:span text:style-name="Source_20_Text">db</text:span> and <text:span text:style-name="Source_20_Text">wordpress</text:span>. Each service runs one image and it will create a separate container when docker-compose is run.</text:p>
      <text:p text:style-name="Text_20_body">The <text:span text:style-name="Source_20_Text">db</text:span> service:</text:p>
      <text:list xml:id="list1844557899" text:style-name="L3">
        <text:list-item>
          <text:p text:style-name="P8">Uses the <text:a xlink:type="simple" xlink:href="https://hub.docker.com/_/mysql/" text:style-name="Internet_20_link" text:visited-style-name="Visited_20_Internet_20_Link"><text:span text:style-name="Source_20_Text">mysql:5.7</text:span></text:a> image. In the image is not present on your system Compose will pull it from the Docker Hub public repository.</text:p>
        </text:list-item>
        <text:list-item>
          <text:p text:style-name="P8">Uses the restart <text:span text:style-name="Source_20_Text">always</text:span> policy which will instruct the container to always restart.</text:p>
        </text:list-item>
        <text:list-item>
          <text:p text:style-name="P8">Creates a named volume <text:span text:style-name="Source_20_Text">db_data</text:span> to persist the database.</text:p>
        </text:list-item>
        <text:list-item>
          <text:p text:style-name="P4">Defines the environment variables for the <text:span text:style-name="Source_20_Text">mysql:5.7</text:span> image.</text:p>
        </text:list-item>
      </text:list>
      <text:p text:style-name="Text_20_body">The <text:span text:style-name="Source_20_Text">wordpress</text:span> service:</text:p>
      <text:list xml:id="list3853228757" text:style-name="L4">
        <text:list-item>
          <text:p text:style-name="P9">Uses the <text:a xlink:type="simple" xlink:href="https://hub.docker.com/_/wordpress/" text:style-name="Internet_20_link" text:visited-style-name="Visited_20_Internet_20_Link"><text:span text:style-name="Source_20_Text">wordpress</text:span></text:a> image. In the image is not present on your system Compose will pull it from the Docker Hub public repository.</text:p>
        </text:list-item>
        <text:list-item>
          <text:p text:style-name="P9">Uses the restart <text:span text:style-name="Source_20_Text">always</text:span> policy which will instruct the container to always restart.</text:p>
        </text:list-item>
        <text:list-item>
          <text:p text:style-name="P9">Mounts the <text:span text:style-name="Source_20_Text">wp_data</text:span> directory on the host to <text:span text:style-name="Source_20_Text">/var/lib/mysql</text:span> inside the container.</text:p>
        </text:list-item>
        <text:list-item>
          <text:p text:style-name="P9">Forwards the exposed port 80 on the container to port 8080 on the host machine.</text:p>
        </text:list-item>
        <text:list-item>
          <text:p text:style-name="P9"><text:soft-page-break/>Defines the environment variables for the <text:span text:style-name="Source_20_Text">wordpress</text:span> image.</text:p>
        </text:list-item>
        <text:list-item>
          <text:p text:style-name="P5">The <text:span text:style-name="Source_20_Text">depends_on</text:span> instruction defines the dependency between the two services. In this example, <text:span text:style-name="Source_20_Text">db</text:span> will be started before <text:span text:style-name="Source_20_Text">wordpress</text:span>.</text:p>
        </text:list-item>
      </text:list>
      <text:p text:style-name="Text_20_body">From the project directory, start up the WordPress application by running the following command:</text:p>
      <text:p text:style-name="P1"><text:span text:style-name="Source_20_Text">docker-compose up</text:span></text:p>
      <text:p text:style-name="Text_20_body">Copy</text:p>
      <text:p text:style-name="Text_20_body">The output should look something like this:</text:p>
      <text:p text:style-name="Preformatted_20_Text"><text:span text:style-name="Source_20_Text">...</text:span></text:p>
      <text:p text:style-name="Preformatted_20_Text"><text:span text:style-name="Source_20_Text">wordpress_1 <text:s/>| [Sun Sep 23 22:31:43.499055 2018] [mpm_prefork:notice] [pid 1] AH00163: Apache/2.4.25 (Debian) PHP/7.2.10 configured -- resuming normal operations</text:span></text:p>
      <text:p text:style-name="P1"><text:span text:style-name="Source_20_Text">wordpress_1 <text:s/>| [Sun Sep 23 22:31:43.499796 2018] [core:notice] [pid 1] AH00094: Command line: 'apache2 -D FOREGROUND'</text:span></text:p>
      <text:p text:style-name="Text_20_body">Copy</text:p>
      <text:p text:style-name="Text_20_body">Compose will pull both images, start two containers and create the <text:span text:style-name="Source_20_Text">wp_data</text:span> directory in your project directory.</text:p>
      <text:p text:style-name="Text_20_body">Enter <text:span text:style-name="Source_20_Text">http://0.0.0.0:8080/</text:span> in your browser and you will see the Wordpress installation screen.</text:p>
      <text:p text:style-name="Text_20_body">At this point the Wordpress application is up and running and you can start working your theme or plugin.</text:p>
      <text:p text:style-name="Text_20_body">To stop Compose press <text:span text:style-name="Source_20_Text">CTRL+C</text:span>.</text:p>
      <text:p text:style-name="Text_20_body">You can also start the Compose in a detached mode by passing the <text:span text:style-name="Source_20_Text">-d</text:span> flag.</text:p>
      <text:p text:style-name="P1"><text:span text:style-name="Source_20_Text">docker-compose up -d</text:span></text:p>
      <text:p text:style-name="Text_20_body">Copy</text:p>
      <text:p text:style-name="Text_20_body">To check the running services use the <text:span text:style-name="Source_20_Text">ps</text:span> option:</text:p>
      <text:p text:style-name="P1"><text:span text:style-name="Source_20_Text">docker-compose ps</text:span></text:p>
      <text:p text:style-name="Text_20_body">Copy</text:p>
      <text:p text:style-name="Preformatted_20_Text"><text:span text:style-name="Source_20_Text"><text:s text:c="7"/>Name <text:s text:c="20"/>Command <text:s text:c="14"/>State <text:s text:c="9"/>Ports <text:s text:c="7"/></text:span></text:p>
      <text:p text:style-name="Preformatted_20_Text"><text:span text:style-name="Source_20_Text">----------------------------------------------------------------------------------</text:span></text:p>
      <text:p text:style-name="Preformatted_20_Text"><text:span text:style-name="Source_20_Text">my_app_db_1 <text:s text:c="9"/>docker-entrypoint.sh mysqld <text:s text:c="5"/>Up <text:s text:c="5"/>3306/tcp, 33060/tcp </text:span></text:p>
      <text:p text:style-name="P1"><text:span text:style-name="Source_20_Text">my_app_wordpress_1 <text:s text:c="2"/>docker-entrypoint.sh apach ... <text:s text:c="2"/>Up <text:s text:c="5"/>0.0.0.0:8080-&gt;80/tcp</text:span></text:p>
      <text:p text:style-name="Text_20_body">Copy</text:p>
      <text:p text:style-name="Text_20_body">When Compose is running in detached mode to stop the services use:</text:p>
      <text:p text:style-name="P1"><text:span text:style-name="Source_20_Text">docker-compose stop</text:span></text:p>
      <text:p text:style-name="Text_20_body">Copy</text:p>
      <text:p text:style-name="Text_20_body"><text:soft-page-break/>If you want to remove the containers entirely use the <text:span text:style-name="Source_20_Text">down</text:span> option:</text:p>
      <text:p text:style-name="P1"><text:span text:style-name="Source_20_Text">docker-compose down</text:span></text:p>
      <text:p text:style-name="Text_20_body">Copy</text:p>
      <text:p text:style-name="Text_20_body">Passing the <text:span text:style-name="Source_20_Text">--volumes</text:span> switch will also remove the data volumes:</text:p>
      <text:p text:style-name="P1"><text:span text:style-name="Source_20_Text">docker-compose down --volumes</text:span></text:p>
      <text:p text:style-name="Text_20_body">Copy</text:p>
      <text:h text:style-name="Heading_20_2" text:outline-level="2"><text:bookmark text:name="uninstalling-docker-compose"/><text:a xlink:type="simple" xlink:href="https://linuxize.com/post/how-to-install-and-use-docker-compose-on-ubuntu-18-04/#uninstalling-docker-compose" text:style-name="Internet_20_link" text:visited-style-name="Visited_20_Internet_20_Link">Uninstalling Docker Compose</text:a></text:h>
      <text:p text:style-name="Text_20_body">If for any reason you want to uninstall Docker Compose you can simply delete the binary by typing:</text:p>
      <text:p text:style-name="P1"><text:span text:style-name="Source_20_Text">sudo rm /usr/local/bin/docker-compose</text:span></text:p>
      <text:p text:style-name="Text_20_body">Copy</text:p>
      <text:h text:style-name="Heading_20_2" text:outline-level="2"><text:bookmark text:name="conclusion"/><text:a xlink:type="simple" xlink:href="https://linuxize.com/post/how-to-install-and-use-docker-compose-on-ubuntu-18-04/#conclusion" text:style-name="Internet_20_link" text:visited-style-name="Visited_20_Internet_20_Link">Conclusion</text:a></text:h>
      <text:p text:style-name="Text_20_body">You have learned how to install and use Docker Compose on a Ubuntu 18.04. If you have any question, please leave a comment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3:20:33.598703868</meta:creation-date>
    <dc:date>2018-11-09T14:21:58.280307098</dc:date>
    <meta:editing-duration>PT23M22S</meta:editing-duration>
    <meta:editing-cycles>3</meta:editing-cycles>
    <meta:generator>LibreOffice/6.0.6.2$Linux_X86_64 LibreOffice_project/00m0$Build-2</meta:generator>
    <meta:document-statistic meta:table-count="0" meta:image-count="0" meta:object-count="0" meta:page-count="5" meta:paragraph-count="118" meta:word-count="904" meta:character-count="6200" meta:non-whitespace-character-count="5230"/>
  </office:meta>
</office:document-meta>
</file>